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46in" fo:break-before="auto" style:use-optimal-row-height="false"/>
    </style:style>
    <style:style style:name="ro3" style:family="table-row">
      <style:table-row-properties style:row-height="0.6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Footnote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Bad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Neutral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5" style:family="table-cell" style:parent-style-name="Neutral"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COLOR-PIXEL" table:style-name="ta1">
        <table:table-column table:style-name="co1" table:default-cell-style-name="ce1"/>
        <table:table-column table:style-name="co1" table:default-cell-style-name="Footnote"/>
        <table:table-column table:style-name="co1" table:default-cell-style-name="ce1"/>
        <table:table-column table:style-name="co1" table:default-cell-style-name="Footnote"/>
        <table:table-column table:style-name="co1" table:default-cell-style-name="ce1"/>
        <table:table-column table:style-name="co1" table:default-cell-style-name="Footnote"/>
        <table:table-column table:style-name="co1" table:default-cell-style-name="ce1"/>
        <table:table-column table:style-name="co1" table:default-cell-style-name="Footnote"/>
        <table:table-row table:style-name="ro1">
          <table:table-cell office:value-type="string" calcext:value-type="string" table:number-columns-spanned="2" table:number-rows-spanned="1">
            <text:p>Pixel1</text:p>
          </table:table-cell>
          <table:covered-table-cell/>
          <table:table-cell office:value-type="string" calcext:value-type="string" table:number-columns-spanned="2" table:number-rows-spanned="1">
            <text:p>Pixel2</text:p>
          </table:table-cell>
          <table:covered-table-cell/>
          <table:table-cell office:value-type="string" calcext:value-type="string" table:number-columns-spanned="2" table:number-rows-spanned="1">
            <text:p>Pixel3</text:p>
          </table:table-cell>
          <table:covered-table-cell/>
          <table:table-cell office:value-type="string" calcext:value-type="string" table:number-columns-spanned="2" table:number-rows-spanned="1">
            <text:p>Pixel4</text:p>
          </table:table-cell>
          <table:covered-table-cell/>
        </table:table-row>
        <table:table-row table:style-name="ro2">
          <table:table-cell table:style-name="ce6" office:value-type="string" calcext:value-type="string" table:number-columns-spanned="2" table:number-rows-spanned="1">
            <text:p>C</text:p>
          </table:table-cell>
          <table:covered-table-cell table:style-name="ce6" table:formula="of:=IF(#REF!=0;IF(#REF!=0;&quot;B&quot;;IF(#REF!=1;&quot;C&quot;;&quot;err&quot;));IF(#REF!=1;IF(#REF!=0;&quot;Y&quot;;IF(#REF!=1;&quot;R&quot;;&quot;err&quot;));&quot;err&quot;))" office:value-type="string" office:string-value="" calcext:value-type="error">
            <text:p>#REF!</text:p>
          </table:covered-table-cell>
          <table:table-cell table:style-name="ce6" office:value-type="string" calcext:value-type="string" table:number-columns-spanned="2" table:number-rows-spanned="1">
            <text:p>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Y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</text:p>
          </table:table-cell>
          <table:covered-table-cell table:style-name="ce6"/>
        </table:table-row>
        <table:table-row table:style-name="ro1">
          <table:table-cell table:style-name="ce3" table:formula="of:=IF(OR([.A2]=&quot;B&quot;;[.A2]=&quot;C&quot;);0;IF(OR([.A2]=&quot;Y&quot;;[.A2]=&quot;R&quot;);1;&quot;err&quot;))" office:value-type="float" office:value="0" calcext:value-type="float">
            <text:p>0</text:p>
          </table:table-cell>
          <table:table-cell table:style-name="ce3" table:formula="of:=IF(OR([.C2]=&quot;B&quot;;[.C2]=&quot;C&quot;);0;IF(OR([.C2]=&quot;Y&quot;;[.C2]=&quot;R&quot;);1;&quot;err&quot;))" office:value-type="float" office:value="1" calcext:value-type="float">
            <text:p>1</text:p>
          </table:table-cell>
          <table:table-cell table:style-name="ce3" table:formula="of:=IF(OR([.E2]=&quot;B&quot;;[.E2]=&quot;C&quot;);0;IF(OR([.E2]=&quot;Y&quot;;[.E2]=&quot;R&quot;);1;&quot;err&quot;))" office:value-type="float" office:value="1" calcext:value-type="float">
            <text:p>1</text:p>
          </table:table-cell>
          <table:table-cell table:style-name="ce3" table:formula="of:=IF(OR([.G2]=&quot;B&quot;;[.G2]=&quot;C&quot;);0;IF(OR([.G2]=&quot;Y&quot;;[.G2]=&quot;R&quot;);1;&quot;err&quot;))" office:value-type="float" office:value="0" calcext:value-type="float">
            <text:p>0</text:p>
          </table:table-cell>
          <table:table-cell table:style-name="ce3" table:formula="of:=IF(OR([.A2]=&quot;B&quot;;[.A2]=&quot;Y&quot;);0;IF(OR([.A2]=&quot;C&quot;;[.A2]=&quot;R&quot;);1;&quot;err&quot;))" office:value-type="float" office:value="1" calcext:value-type="float">
            <text:p>1</text:p>
          </table:table-cell>
          <table:table-cell table:style-name="ce3" table:formula="of:=IF(OR([.C2]=&quot;B&quot;;[.C2]=&quot;Y&quot;);0;IF(OR([.C2]=&quot;C&quot;;[.C2]=&quot;R&quot;);1;&quot;err&quot;))" office:value-type="float" office:value="1" calcext:value-type="float">
            <text:p>1</text:p>
          </table:table-cell>
          <table:table-cell table:style-name="ce3" table:formula="of:=IF(OR([.E2]=&quot;B&quot;;[.E2]=&quot;Y&quot;);0;IF(OR([.E2]=&quot;C&quot;;[.E2]=&quot;R&quot;);1;&quot;err&quot;))" office:value-type="float" office:value="0" calcext:value-type="float">
            <text:p>0</text:p>
          </table:table-cell>
          <table:table-cell table:style-name="ce3" table:formula="of:=IF(OR([.G2]=&quot;B&quot;;[.G2]=&quot;Y&quot;);0;IF(OR([.G2]=&quot;C&quot;;[.G2]=&quot;R&quot;);1;&quot;err&quot;))" office:value-type="float" office:value="0" calcext:value-type="float">
            <text:p>0</text:p>
          </table:table-cell>
        </table:table-row>
        <table:table-row table:style-name="ro3">
          <table:table-cell table:style-name="ce4" table:formula="of:=BIN2HEX(COM.MICROSOFT.CONCAT([.A3:.D3]);1)" office:value-type="string" office:string-value="6" calcext:value-type="string" table:number-columns-spanned="4" table:number-rows-spanned="1">
            <text:p>6</text:p>
          </table:table-cell>
          <table:covered-table-cell table:number-columns-repeated="3" table:style-name="ce5"/>
          <table:table-cell table:style-name="ce4" table:formula="of:=BIN2HEX(COM.MICROSOFT.CONCAT([.E3:.H3]);1)" office:value-type="string" office:string-value="C" calcext:value-type="string" table:number-columns-spanned="4" table:number-rows-spanned="1">
            <text:p>C</text:p>
          </table:table-cell>
          <table:covered-table-cell table:number-columns-repeated="3" table:style-name="ce5"/>
        </table:table-row>
      </table:table>
      <table:named-expressions>
        <table:named-range table:name="if" table:base-cell-address="$'COLOR-PIXEL'.$F$4" table:cell-range-address="$'COLOR-PIXEL'.$E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style:text-properties fo:color="#0000ff"/>
      <number:text>B</number:text>
    </number:number-style>
    <number:date-style style:name="N123P1" style:volatile="true">
      <style:text-properties fo:color="#ff0000"/>
      <number:year number:calendar="jewish" number:style="long"/>
    </number:date-style>
    <number:number-style style:name="N123">
      <number:text/>
      <style:map style:condition="value()&gt;0" style:apply-style-name="N123P0"/>
      <style:map style:condition="value()&lt;0" style:apply-style-name="N12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02:20:48.74686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2:16:57.417251599</meta:creation-date>
    <dc:date>2022-10-26T02:21:42.664140766</dc:date>
    <meta:editing-duration>PT1H4M28S</meta:editing-duration>
    <meta:editing-cycles>13</meta:editing-cycles>
    <meta:generator>LibreOffice/6.4.7.2$Linux_X86_64 LibreOffice_project/40$Build-2</meta:generator>
    <meta:document-statistic meta:table-count="1" meta:cell-count="19" meta:object-count="0"/>
  </office:meta>
</office:document-meta>
</file>